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1FF9_19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1, FF 9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Funeral sermons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3</text:p>
      <text:p text:style-name="P5">Number of Sheets<text:tab/><text:tab/><text:tab/><text:tab/>1</text:p>
      <text:p text:style-name="P5">Fragment<text:tab/><text:tab/><text:tab/><text:tab/><text:tab/></text:p>
      <text:p text:style-name="P5">Pagination <text:tab/><text:tab/><text:tab/><text:tab/><text:tab/>N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Jules A.; Julia E.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2">For a funeral/</text:p>
      <text:p text:style-name="P3">Who that has lived in Philadelphia for a number/ of years, does not know that many and frequent/ and painful have been the vicissitudes of this He-/brew household? <text:s/>Is there any here who <text:span text:style-name="T2">not fami-</text:span><text:span text:style-name="T3"> are unacquainted/ </text:span><text:span text:style-name="T2">liar therewith those</text:span><text:span text:style-name="T3"> with the circumstance of those backward turns of the wheel of fortune? <text:s/>I shall say nothing to them that may/ excite commiseration, for, acceptable as human condolence/ certainly is, we need encouragement more than pity/ in an instance like the present. <text:s/>I ask for a sti-/-mulus to the young one to do right; I long for a God's blessing to his/ seniors. <text:s/>I myself have now but the sincerest wishes, and they are di-/-rected </text:span><text:span text:style-name="T2">them</text:span><text:span text:style-name="T3"> towards the children of my deceased friends,/ Jules A. and Julia E..... <text:s/>Sorrows did encompass/ them, and I feel that had not the parental faith watchfully stood/ by as a </text:span><text:span text:style-name="T2">watchful</text:span><text:span text:style-name="T3"> guardian angel, cruel and crushing thoughts/ might have robbed the sufferers of the all-sustain-/-ing belief in Divine justice and Providence. <text:s/>But/ they have been lifted above despair for an ultimate purpose./ <text:s/>I see it in the future of a family, that, having/ reached the depth of affliction, will gradually rise,/ under celestial escort, to the apex of prosperity./</text:span></text:p>
      <text:p text:style-name="P3"><text:span text:style-name="T3"/></text:p>
      <text:p text:style-name="P3"><text:span text:style-name="T3">[Page 2]</text:span></text:p>
      <text:p text:style-name="P3"><text:span text:style-name="T3"><text:tab/>Industry and thrift and contentment; the wise/ training of a numerous </text:span><text:span text:style-name="T2">family</text:span><text:span text:style-name="T3"> progeny in the path/ of moderation will accomplish that devoutly to/ be prayed for end. <text:s/>If the dear woman/ who experienced such mutations of fortune as hast-/-ened her death, could now speak </text:span><text:span text:style-name="T2">with</text:span><text:span text:style-name="T3"> in spiritual/ utterances, </text:span><text:span text:style-name="T2">should</text:span><text:span text:style-name="T3"> she would dictate to me an address,/ </text:span><text:span text:style-name="T2">depicting</text:span><text:span text:style-name="T3"> descriptive of her joyfulness in the days of success, and/ she would bid those whom she fondly loved to repro-/-duce that gladness durably </text:span><text:soft-page-break/><text:span text:style-name="T3">for themselves, by persevering in </text:span><text:span text:style-name="T2">toil</text:span><text:span text:style-name="T3"> diligent pursuits, and by/ a fastening of the silvery chords of attachment, that may knit together/ and for ever sisters and relatives. <text:s/>Oh may/ the departed </text:span><text:span text:style-name="T2">be gladdened</text:span><text:span text:style-name="T3"> exult in her supernal abode </text:span><text:span text:style-name="T2">with</text:span><text:span text:style-name="T3"> at the con-/-sciousness of the well being of all her descendants./ <text:s/>She surely responds "Amen" to my petition, because/ the survivors among those to whom she had given/ birth, did endeavour to </text:span><text:span text:style-name="T2">let</text:span><text:span text:style-name="T3"> make her forget her fall/ from a pleasurable height, by anticipating her desires/ and furthering her </text:span><text:span text:style-name="T2">cause</text:span><text:span text:style-name="T3"> comforts. <text:s/>She refused to be/ comforted, and fed upon the memory of past losses and sorrows, but/ having now risen above mortality and its weaknesses she/ implores the Lord's lasting reward for all the living,/</text:span></text:p>
      <text:p text:style-name="P3"><text:span text:style-name="T3"/></text:p>
      <text:p text:style-name="P3"><text:span text:style-name="T3">[Page 3]</text:span></text:p>
      <text:p text:style-name="P3"><text:span text:style-name="T3">so that witnessing it from heaven, she may say, as in/ the prophetic sentence, "they have not toiled in vain, nor/ brought forth for trouble, nay; they are a seed blessed/ of the Lord, and so are their offspring </text:span><text:span text:style-name="T2">in</text:span><text:span text:style-name="T3"> with them."/</text:span></text:p>
      <text:p text:style-name="P3"><text:span text:style-name="T3">Grant it O beneficent God! <text:s/>Like in the time of David,/ command the Destroyer to hold back his hand, and/ vouchsafe to widen the portals of safety, of health and/ of happiness, and let this Hebrew household enter in./ <text:s/>And for the chaste wife, and dear mother and kind/ friend, whose </text:span><text:span text:style-name="T2">soul</text:span><text:span text:style-name="T3"> deeds will be </text:span><text:span text:style-name="T2">ad</text:span><text:span text:style-name="T3">judged according to Thy/ </text:span><text:span text:style-name="T2">infallible decree</text:span><text:span text:style-name="T3"> sovereign wisdom, we hopefully entreat Thee O </text:span><text:span text:style-name="T2">Sovereign</text:span><text:span text:style-name="T3"> universal/ Creator. <text:s/>Thou wilt cause trials to atone for trespasses,/ and virtues to secure Thy <text:s/>mercy and Thy grace./ <text:s/>The mind long tortured will be pillowed on sweet </text:span><text:span text:style-name="T2">rest</text:span><text:span text:style-name="T3"> repose,/ and the spirit will ascend to everlasting glory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7T14:57:58.42</meta:creation-date>
    <meta:document-statistic meta:table-count="0" meta:image-count="0" meta:object-count="0" meta:page-count="3" meta:paragraph-count="68" meta:word-count="730" meta:character-count="4642"/>
    <dc:date>2012-11-07T15:18:01.57</dc:date>
    <meta:editing-duration>PT4M53S</meta:editing-duration>
    <meta:editing-cycles>1</meta:editing-cycles>
    <meta:generator>OpenOffice.org/3.4.1$Win32 OpenOffice.org_project/341m1$Build-9593</meta:generator>
  </office:meta>
</office:document-meta>
</file>